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top="0in" fo:margin-bottom="0.1965in"/>
    </style:style>
    <style:style style:name="P2" style:family="paragraph" style:parent-style-name="Preformatted_20_Text" style:list-style-name="L1"/>
    <style:style style:name="P3" style:family="paragraph" style:parent-style-name="Preformatted_20_Text" style:list-style-name="L1"/>
    <style:style style:name="P4" style:family="paragraph" style:parent-style-name="Preformatted_20_Text" style:list-style-name="L1"/>
    <style:style style:name="P5" style:family="paragraph" style:parent-style-name="Preformatted_20_Text" style:list-style-name="L1"/>
    <style:style style:name="P6" style:family="paragraph" style:parent-style-name="Preformatted_20_Text" style:list-style-name="L1"/>
    <style:style style:name="P7" style:family="paragraph" style:parent-style-name="Preformatted_20_Text" style:list-style-name="L1"/>
    <style:style style:name="P8" style:family="paragraph" style:parent-style-name="Preformatted_20_Text" style:list-style-name="L1"/>
    <style:style style:name="P9" style:family="paragraph" style:parent-style-name="Preformatted_20_Text" style:list-style-name="L1"/>
    <style:style style:name="P10" style:family="paragraph" style:parent-style-name="Preformatted_20_Text" style:list-style-name="L1"/>
    <style:style style:name="P11" style:family="paragraph" style:parent-style-name="Preformatted_20_Text" style:list-style-name="L1">
      <style:paragraph-properties fo:margin-top="0in" fo:margin-bottom="0.1965in"/>
    </style:style>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text-properties fo:color="#772222"/>
    </style:style>
    <style:style style:name="P15" style:family="paragraph" style:parent-style-name="Text_20_body">
      <style:text-properties fo:color="#8caa9e" fo:font-size="12pt" fo:font-style="italic" fo:font-weight="bold"/>
    </style:style>
    <style:style style:name="P16" style:family="paragraph" style:parent-style-name="Text_20_body" style:list-style-name="L2"/>
    <style:style style:name="P17" style:family="paragraph" style:parent-style-name="Text_20_body">
      <style:paragraph-properties fo:text-align="start" style:justify-single-word="false"/>
    </style:style>
    <style:style style:name="P18" style:family="paragraph" style:parent-style-name="Text_20_body" style:list-style-name="L3"/>
    <style:style style:name="P19" style:family="paragraph" style:parent-style-name="Text_20_body" style:list-style-name="L1">
      <style:paragraph-properties fo:margin-top="0in" fo:margin-bottom="0in"/>
    </style:style>
    <style:style style:name="P20" style:family="paragraph" style:parent-style-name="Text_20_body">
      <style:paragraph-properties fo:margin-top="0in" fo:margin-bottom="0in"/>
      <style:text-properties fo:color="#772222"/>
    </style:style>
    <style:style style:name="P21" style:family="paragraph" style:parent-style-name="Text_20_body" style:list-style-name="L2">
      <style:paragraph-properties fo:margin-top="0in" fo:margin-bottom="0in"/>
    </style:style>
    <style:style style:name="P22" style:family="paragraph" style:parent-style-name="Text_20_body" style:list-style-name="L2">
      <style:paragraph-properties fo:margin-top="0in" fo:margin-bottom="0in"/>
    </style:style>
    <style:style style:name="P23" style:family="paragraph" style:parent-style-name="Text_20_body" style:list-style-name="L2">
      <style:paragraph-properties fo:margin-top="0in" fo:margin-bottom="0in"/>
    </style:style>
    <style:style style:name="P24" style:family="paragraph" style:parent-style-name="Text_20_body" style:list-style-name="L2">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2">
      <style:paragraph-properties fo:margin-top="0in" fo:margin-bottom="0in"/>
    </style:style>
    <style:style style:name="P27" style:family="paragraph" style:parent-style-name="Text_20_body" style:list-style-name="L2">
      <style:paragraph-properties fo:margin-top="0in" fo:margin-bottom="0in"/>
    </style:style>
    <style:style style:name="P28" style:family="paragraph" style:parent-style-name="Text_20_body" style:list-style-name="L2">
      <style:paragraph-properties fo:margin-top="0in" fo:margin-bottom="0in"/>
    </style:style>
    <style:style style:name="P29" style:family="paragraph" style:parent-style-name="Text_20_body" style:list-style-name="L2">
      <style:paragraph-properties fo:margin-top="0in" fo:margin-bottom="0in"/>
    </style:style>
    <style:style style:name="P30" style:family="paragraph" style:parent-style-name="Text_20_body" style:list-style-name="L3">
      <style:paragraph-properties fo:margin-top="0in" fo:margin-bottom="0in"/>
    </style:style>
    <style:style style:name="P31" style:family="paragraph" style:parent-style-name="Text_20_body" style:list-style-name="L3">
      <style:paragraph-properties fo:margin-top="0in" fo:margin-bottom="0in"/>
    </style:style>
    <style:style style:name="P32" style:family="paragraph" style:parent-style-name="Text_20_body" style:list-style-name="L3">
      <style:paragraph-properties fo:margin-top="0in" fo:margin-bottom="0in"/>
    </style:style>
    <style:style style:name="P33" style:family="paragraph" style:parent-style-name="Text_20_body" style:list-style-name="L3">
      <style:paragraph-properties fo:margin-top="0in" fo:margin-bottom="0in"/>
    </style:style>
    <style:style style:name="P34" style:family="paragraph" style:parent-style-name="Text_20_body" style:list-style-name="L3">
      <style:paragraph-properties fo:margin-top="0in" fo:margin-bottom="0in"/>
    </style:style>
    <style:style style:name="P35" style:family="paragraph" style:parent-style-name="Text_20_body" style:list-style-name="L3">
      <style:paragraph-properties fo:margin-top="0in" fo:margin-bottom="0in"/>
    </style:style>
    <style:style style:name="P36" style:family="paragraph" style:parent-style-name="Text_20_body" style:list-style-name="L3">
      <style:paragraph-properties fo:margin-top="0in" fo:margin-bottom="0in"/>
    </style:style>
    <style:style style:name="P37" style:family="paragraph" style:parent-style-name="Text_20_body" style:list-style-name="L3">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Text_20_body" style:list-style-name="L3">
      <style:paragraph-properties fo:margin-top="0in" fo:margin-bottom="0in"/>
    </style:style>
    <style:style style:name="P40" style:family="paragraph" style:parent-style-name="Text_20_body" style:list-style-name="L3">
      <style:paragraph-properties fo:margin-top="0in" fo:margin-bottom="0in"/>
    </style:style>
    <style:style style:name="P41" style:family="paragraph" style:parent-style-name="Text_20_body" style:list-style-name="L3">
      <style:paragraph-properties fo:margin-top="0in" fo:margin-bottom="0in"/>
    </style:style>
    <style:style style:name="P42" style:family="paragraph" style:parent-style-name="Text_20_body" style:list-style-name="L3">
      <style:paragraph-properties fo:margin-top="0in" fo:margin-bottom="0in"/>
    </style:style>
    <style:style style:name="P43" style:family="paragraph" style:parent-style-name="Text_20_body" style:list-style-name="L3">
      <style:paragraph-properties fo:margin-top="0in" fo:margin-bottom="0in"/>
    </style:style>
    <style:style style:name="P44" style:family="paragraph" style:parent-style-name="Text_20_body" style:list-style-name="L3">
      <style:paragraph-properties fo:margin-top="0in" fo:margin-bottom="0in"/>
    </style:style>
    <style:style style:name="P45" style:family="paragraph" style:parent-style-name="Text_20_body" style:list-style-name="L3">
      <style:paragraph-properties fo:margin-top="0in" fo:margin-bottom="0in"/>
    </style:style>
    <style:style style:name="P46" style:family="paragraph" style:parent-style-name="Text_20_body">
      <style:paragraph-properties fo:padding="0in" fo:border="none"/>
      <style:text-properties fo:color="#000000"/>
    </style:style>
    <style:style style:name="P47" style:family="paragraph" style:parent-style-name="Heading_20_4" style:list-style-name="L1"/>
    <style:style style:name="P48" style:family="paragraph" style:parent-style-name="Heading_20_4" style:list-style-name="L1"/>
    <style:style style:name="P49" style:family="paragraph" style:parent-style-name="Heading_20_4" style:list-style-name="L1"/>
    <style:style style:name="P50" style:family="paragraph" style:parent-style-name="Heading_20_2">
      <style:paragraph-properties fo:text-align="center" style:justify-single-word="false"/>
    </style:style>
    <style:style style:name="T1" style:family="text">
      <style:text-properties fo:font-weight="bold"/>
    </style:style>
    <style:style style:name="T2" style:family="text">
      <style:text-properties fo:font-style="italic"/>
    </style:style>
    <style:style style:name="Sect1" style:family="section">
      <style:section-properties fo:margin-left="0in" fo:margin-right="0in" style:editable="false">
        <style:columns fo:column-count="0"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2" text:is-list-header="true">Chocolate Cheesecake</text:h>
      <text:p text:style-name="Horizontal_20_Line"/>
      <text:list text:style-name="L1">
        <text:list-item>
          <text:list>
            <text:list-item>
              <text:list>
                <text:list-item>
                  <text:list>
                    <text:list-header>
                      <text:h text:style-name="P47" text:outline-level="4" text:is-list-header="true">Ingredients</text:h>
                    </text:list-header>
                  </text:list>
                </text:list-item>
              </text:list>
              <text:p text:style-name="P2">1-3/4 cup <text:s text:c="6"/>drained non-fat yogurt <text:s text:c="9"/>425 ml</text:p>
              <text:p text:style-name="P2">4 oz <text:s text:c="11"/>light cream cheese <text:s text:c="13"/>60 ml</text:p>
              <text:p text:style-name="P2">1/4 cup <text:s text:c="8"/>part-skim ricotta <text:s text:c="14"/>60 ml</text:p>
              <text:p text:style-name="P2">1/4 cup+1 Tb <text:s text:c="3"/>maple syrup <text:s text:c="20"/>75 ml <text:s text:c="2"/></text:p>
              <text:p text:style-name="P2">3 Tb <text:s text:c="11"/>cocoa powder <text:s text:c="19"/>45 ml</text:p>
              <text:p text:style-name="P2">2 <text:s text:c="14"/>large egg whites <text:s text:c="15"/>2 <text:s text:c="6"/></text:p>
              <text:p text:style-name="P2">2 tsp <text:s text:c="10"/>ground cinnamon <text:s text:c="16"/>10 ml</text:p>
              <text:p text:style-name="P2">3 Tb <text:s text:c="11"/>light Irish cream liquer <text:s text:c="7"/>45 ml</text:p>
              <text:p text:style-name="P2">1 Tb <text:s text:c="11"/>coffee liqueur <text:s text:c="17"/>15 ml</text:p>
              <text:p text:style-name="P11">1 tsp <text:s text:c="10"/>vanilla or almond extract <text:s text:c="6"/>5 ml</text:p>
              <text:list>
                <text:list-item>
                  <text:list>
                    <text:list-header>
                      <text:h text:style-name="P47" text:outline-level="4" text:is-list-header="true">Procedure</text:h>
                    </text:list-header>
                  </text:list>
                </text:list-item>
              </text:list>
              <text:p text:style-name="P12">Preheat oven to 350 F. Coat eight-inch pan with cooking spray. Puree, in blender or food processor, 1 cup drained yogurt, cream cheese, ricotta, 1/4 cup maple syrup, cocoa powder, egg whites, cinnamon, and liqueurs. Pour into pan. Place half-filled pan of water on bottom rack of oven. Bake cake on centre rack for 50-60 min. Topping: whisk together remaining 3/4 cup yogurt, vanilla or almond extract, and a generous tablespoon of maple syrup. Once cake is done, apply topping and decorate with fruit such as sliced strawberries or mandarin oranges. Bake 10 minutes more. This cake is best when eaten the same day it is made.</text:p>
              <text:list>
                <text:list-item>
                  <text:list>
                    <text:list-header>
                      <text:h text:style-name="P47" text:outline-level="4" text:is-list-header="true">Serving Information</text:h>
                    </text:list-header>
                  </text:list>
                </text:list-item>
              </text:list>
            </text:list-item>
            <text:list-item>
              <text:p text:style-name="P19">Servings: 10 slices </text:p>
            </text:list-item>
            <text:list-item>
              <text:p text:style-name="P12">Fat: 3.5 g </text:p>
            </text:list-item>
          </text:list>
        </text:list-item>
      </text:list>
      <text:p text:style-name="Standard"/>
      <text:p text:style-name="Standard"/>
      <text:p text:style-name="P1">LEMON YOGURT CHEESECAKE <office:annotation><dc:date>2007-05-17T00:00:00</dc:date><text:p>&lt;!--LEMON YOGURT CHEESECAKE--&gt;</text:p></office:annotation></text:p>
      <text:p text:style-name="P14">Lemony and properly dense, this cheesecake invites guiltless indulgence.</text:p>
      <text:p text:style-name="P15">CRUST:</text:p>
      <text:p text:style-name="P46">1 c. graham cracker crumbs<text:line-break/>1/2 c. ginger snap crumbs<text:line-break/>1/3 c. crushed walnuts<text:line-break/>1/3 c. vegetable oil or melted butter<text:line-break/>1/2 tsp. cinnamon<text:line-break/>1/2 tsp. ginger<text:line-break/>1 tbsp. honey</text:p>
      <text:p text:style-name="P14">Butter and chill an 8" springform pan. Mix all ingredients together. Press into the bottom and sides of the pan. Chill at least 15 minutes.</text:p>
      <text:p text:style-name="P15">CHEESECAKE:</text:p>
      <text:p text:style-name="P46">8 oz. low fat cream cheese<text:line-break/>8 oz. yogurt<text:line-break/>2 c. yogurt cheese made from 48 oz. yogurt (recipe follows)<text:line-break/>1 c. sugar<text:line-break/>2 tbsp. lemon juice<text:line-break/>1 tbsp. lemon peel<text:line-break/>4 eggs, room temp., beaten until thick</text:p>
      <text:p text:style-name="P15">TOPPING:</text:p>
      <text:p text:style-name="P46">Pt. fresh strawberries, hulled &amp; sliced in half<text:line-break/>1/2 c. sugar</text:p>
      <text:p text:style-name="P14">Beat together cream cheese, yogurt, yogurt cheese, sugar, lemon juice and peel with an electric mixer. Stir in eggs. Spoon mixture carefully into the crust lined pan.</text:p>
      <text:p text:style-name="P14">Bake at 300 degrees for 1 hour and 10 minutes, or until the center sets. Cool in the oven with door ajar for 1 hour. Refrigerate 3 hours or more and unmold. Mix strawberries and sugar, let stand for 1 to 2 hours; and spoon over cheese cake.</text:p>
      <text:p text:style-name="P1">OW FAT CHEESECAKE WITH RASPBERRIES <office:annotation><dc:date>2007-05-17T00:00:00</dc:date><text:p>&lt;!--LOW FAT CHEESECAKE WITH RASPBERRIES--&gt;</text:p></office:annotation></text:p>
      <text:p text:style-name="P46">4 eggs, or equivalent egg substitutes<text:line-break/>2 c. low fat cottage cheese, squeezed dry<text:line-break/>1/2 c. honey<text:line-break/>1 tsp. lemon juice with grated zest</text:p>
      <text:p text:style-name="P14">Whip in a blender adding eggs one at a time, pour into a cracker crust (substitute low sodium crackers and butter) and bake at 350 degrees for one hour, cool 20 minutes; bake another 15 minutes with topping.</text:p>
      <text:p text:style-name="P15">TOPPING:</text:p>
      <text:p text:style-name="P46">1 1/2 c. low fat yogurt<text:line-break/>2 tbsp. honey<text:line-break/>1 tsp. vanilla</text:p>
      <text:p text:style-name="P20">Blend all the above topping ingredients. Chill cheesecake overnight and top with fresh raspberries.</text:p>
      <text:p text:style-name="Standard"/>
      <text:p text:style-name="Standard"/>
      <text:p text:style-name="Standard"/>
      <text:h text:style-name="Heading_20_4" text:outline-level="4" text:is-list-header="true">INGREDIENTS:</text:h>
      <text:section text:style-name="Sect1" text:name="rIng">
        <text:list text:style-name="L2">
          <text:list-item>
            <text:p text:style-name="P21">15 ginger or vanilla wafer cookies (such as Mi-Del brand)</text:p>
          </text:list-item>
          <text:list-item>
            <text:p text:style-name="P21">Cooking spray</text:p>
          </text:list-item>
          <text:list-item>
            <text:p text:style-name="P21">1 8-ounce pack fat free cream cheese, softened</text:p>
          </text:list-item>
          <text:list-item>
            <text:p text:style-name="P21">1 8-ounce pack light cream cheese, softened</text:p>
          </text:list-item>
          <text:list-item>
            <text:p text:style-name="P21">1 cup low-fat cottage cheese</text:p>
          </text:list-item>
          <text:list-item>
            <text:p text:style-name="P21">1 egg</text:p>
          </text:list-item>
          <text:list-item>
            <text:p text:style-name="P21">4 egg whites</text:p>
          </text:list-item>
          <text:list-item>
            <text:p text:style-name="P21">Zest and juice of 1 lemon</text:p>
          </text:list-item>
          <text:list-item>
            <text:p text:style-name="P21">1 cup sugar</text:p>
          </text:list-item>
          <text:list-item>
            <text:p text:style-name="P16">2 cups seasonal berries</text:p>
          </text:list-item>
        </text:list>
      </text:section>
      <text:section text:style-name="Sect1" text:name="rPrp">
        <text:h text:style-name="Heading_20_4" text:outline-level="4" text:is-list-header="true">PREPARATION:</text:h>
        <text:p text:style-name="Text_20_body">Preheat oven to 350 degrees. Spray a 9-inch springform pan with cooking spray. Place cookies in a small food processor and make crumbs—or place cookies in a large resealable bag and crush with a rolling pin. </text:p>
        <text:p text:style-name="Text_20_body">Scatter crumbs in the bottom of the pan and press down. </text:p>
        <text:p text:style-name="Text_20_body">Bake for 10 minutes, remove from oven and allow to cool. </text:p>
        <text:p text:style-name="Text_20_body">Meanwhile, place cream cheeses and cottage cheese in a large mixing bowl or in a blender. Beat with an electric mixer or blend until smooth and creamy. Add egg and beat/blend into cream cheese mixture, followed by egg whites, beating until blended. Add lemon juice, zest and sugar, and beat/blend until well combined. </text:p>
        <text:p text:style-name="Text_20_body">Empty cheesecake filling into springform pan. Bake in oven for 50 minutes, until the center is almost set. Remove from oven. Run a palette knife around the outside of the cheesecake to allow air to circulate a little, and cool on a wire rack. Carefully remove rim of pan, then chill for at least 4 hours. </text:p>
        <text:p text:style-name="Text_20_body">Top with berries. </text:p>
        <text:p text:style-name="Text_20_body">Serves 12 </text:p>
        <text:p text:style-name="Text_20_body"><text:span text:style-name="T1">Per Serving:</text:span> Calories 211, Calories from Fat 61, Total Fat 6.8g (sat 3.2g), Cholesterol 35mg, Sodium 300mg, Carbohydrate 28.1g, Fiber 1.2g, Protein 9.3g</text:p>
      </text:section>
      <text:p text:style-name="Standard"/>
      <text:p text:style-name="Standard"/>
      <text:p text:style-name="Standard"/>
      <text:p text:style-name="P1">OW FAT/LOW CALORIE CHOCOLATE-AMARETTO<text:line-break/>CHEESECAKE <office:annotation><dc:date>2007-05-17T00:00:00</dc:date><text:p>&lt;!--LOW FAT/LOW CALORIE CHOCOLATE-AMARETTO CHEESECAKE--&gt;</text:p></office:annotation></text:p>
      <text:p text:style-name="P46">6 chocolate wafers, finely crushed<text:line-break/>1 1/2 c. light process cream cheese<text:line-break/>1 c. sugar<text:line-break/>1 c. 1% low-fat cottage cheese<text:line-break/>1/4 c. plus 2 tbsp. unsweetened cocoa<text:line-break/>1/4 c. all-purpose flour<text:line-break/>1/4 c. Amaretto<text:line-break/>1 tsp. vanilla extract<text:line-break/>1/4 tsp. salt<text:line-break/>1 egg<text:line-break/>2 tbsp. semi-sweet chocolate MINI morsels<text:line-break/>Chocolate curls (optional)</text:p>
      <text:p text:style-name="P14">Sprinkle chocolate wafer crumbs in bottom of a 7 or 8 inch springform pan. Set aside.</text:p>
      <text:p text:style-name="P14">Position knife blade in food processor bowl; add cream cheese and next 7 ingredients, processing until smooth. Add egg and process just until blended. Fold in chocolate morsels.</text:p>
      <text:p text:style-name="P14">Slowly pour mixture over crumbs in pan. Bake at 300 degrees for 65 to 70 minutes or until cheesecake is set. Let cool in pan on wire rack. Cover and chill at least 8 hours. Remove sides of pan and transfer cheesecake to a serving platter. Garnish with chocolate curls, if desired. Yield: 12 servings (about 200 calories each). Protein 6.8/Fat 7.9/Carbohydrates 26.1/Cholesterol 36.</text:p>
      <text:p text:style-name="P14">Chocolate-Mint Cheesecake: Substitute 1/4 cup creme de menthe for Amaretto.</text:p>
      <text:p text:style-name="Standard"/>
      <text:p text:style-name="Standard"/>
      <text:p text:style-name="Standard"/>
      <text:p text:style-name="Text_20_body"><text:span text:style-name="Strong_20_Emphasis">Ingredients: </text:span></text:p>
      <text:p text:style-name="Quotations"><text:span text:style-name="Strong_20_Emphasis">For the base you need:</text:span></text:p>
      <text:p text:style-name="Quotations">125 g crushed wine biscuits</text:p>
      <text:p text:style-name="Quotations">1/3 cup of dry shredded coconut (no added sugar)</text:p>
      <text:p text:style-name="Quotations">75 g melted butter</text:p>
      <text:p text:style-name="Quotations"><text:span text:style-name="Strong_20_Emphasis">For the topping you need:</text:span></text:p>
      <text:p text:style-name="Quotations">1 1/2 Tbsp of gelatine</text:p>
      <text:p text:style-name="Quotations">3 Tbsp cold water</text:p>
      <text:p text:style-name="Quotations">8 apricots</text:p>
      <text:p text:style-name="Quotations">300 g low fat cream cheese</text:p>
      <text:p text:style-name="Quotations">250 g low fat cottage cheese</text:p>
      <text:p text:style-name="Quotations">150 ml low-fat-low-sugar apricot yoghurt (In Australia, I have the apricot and mango Nestle Diet Yoghurt, which is the lowest in fat and sugar I've found around. Any other low fat yoghurt has twice as many calories, kilojoules and fat)</text:p>
      <text:p text:style-name="Quotations">1 tsp vanilla essence</text:p>
      <text:p text:style-name="Quotations">1/2 cup of artificial sweetener (I use Splenda, as I do not like the idea of consuming aspartame too often, and Splenda does not contain that chemical)</text:p>
      <text:p text:style-name="Text_20_body"><text:span text:style-name="Strong_20_Emphasis">This is what you do:</text:span></text:p>
      <text:p text:style-name="Text_20_body">Mix all the ingredients for the base, and spread it evenly on the base of a large round serving dish, pressing firmly into place. Put it into the fridge for the time being.</text:p>
      <text:p text:style-name="Text_20_body">Then, mix the gelatine and cold water for about 5 minutes.</text:p>
      <text:p text:style-name="Text_20_body">Halve the apricots. Keep 4 halves, and blend the rest in a blender.</text:p>
      <text:p text:style-name="Text_20_body">Heat the gelatine and water till it disolves, and add it to the apricot in the blender.</text:p>
      <text:p text:style-name="Text_20_body">Add the low fat cream cheese, and keep blending till smooth.</text:p>
      <text:p text:style-name="Text_20_body">Add the rest of the ingredients and blend them all till smooth.</text:p>
      <text:p text:style-name="Text_20_body">Take the base out of the fridge, and spoon the smooth blend over it.</text:p>
      <text:p text:style-name="Text_20_body">Refrigerate till set, and decorate with the four apricot halves you saved. </text:p>
      <text:p text:style-name="P17">I hope you enjoy this delicious low fat cheesecake recipe! </text:p>
      <text:p text:style-name="Text_20_body"><text:span text:style-name="Emphasis"><text:span text:style-name="T2">Source: Delicious Delights for Diabetics </text:span></text:span></text:p>
      <text:p text:style-name="Standard"/>
      <text:p text:style-name="Standard"/>
      <text:p text:style-name="Standard"/>
      <text:p text:style-name="P1">Crust:<text:line-break/>1 cup wholemeal flour<text:line-break/>1/2 cup rolled oats<text:line-break/>2 tbsp Splenda<text:line-break/>1/4-1/3 cup margarine<text:line-break/>dash of cinnamon<text:line-break/><text:line-break/>Filling:<text:line-break/>3 250g tubs of quark<text:line-break/>1 tsp vanilla extract<text:line-break/>1 cup Splenda<text:line-break/>3 large eggs<text:line-break/><text:line-break/>Topping:<text:line-break/>284 ml smatana (or low fat sour cream)<text:line-break/>2 tsp Splenda<text:line-break/>1/2 tsp vanilla extract<text:line-break/><text:line-break/>Preheat the oven to 170C/350F.<text:line-break/><text:line-break/>Combine crust ingredients either in a food processor or in a bowl until it resembles coarse bread crumbs. Press into a 9" springform pan.<text:line-break/><text:line-break/>In a large bowl, add the quark, vanilla, and Splenda. Beat in one egg at a time until well blended. Pour into the springform pan and spread evenly. Bake for 35 minutes. Turn off the oven, open the door, and let the cheesecake cool completely inside the oven.<text:line-break/><text:line-break/>For the topping, combine the smatana, Splenda, and vanilla, and pour over the top of the cheesecake. Bake at 190C/375F for 5 minutes, remove the cake and cool. I find it improves greatly if you leave it in the fridge for a while (8 hours is probably best). I had mine plain, but Paul's having his with fresh berries on top. Yum.</text:p>
      <text:p text:style-name="Standard"/>
      <text:p text:style-name="Standard"/>
      <text:p text:style-name="Standard"/>
      <text:p text:style-name="Standard">Ingredients<text:line-break/>1-1/2 cups HONEY MAID Graham Cracker Crumbs //I replaced these with low fat crackers, I couldn't find any non fat, and this makes the crust the only source of fat for the cake.<text:line-break/><text:line-break/>3 Tbsp. sugar //Replaced with splenda<text:line-break/><text:line-break/>1/3 cup butter or margarine, melted //Replaced with this stuff called Liter bake(I think) which is a fat free butter and oil replacment made from fruit puree.<text:line-break/><text:line-break/>4 pkg. (8 oz. each) PHILADELPHIA Cream Cheese, softened //Replaced with non-fat cream cheese<text:line-break/><text:line-break/>1 cup sugar //Replaced with splenda<text:line-break/><text:line-break/>1 tsp. vanilla<text:line-break/><text:line-break/>4 eggs //Replaced with egg whites<text:line-break/><text:line-break/>I doubled up on the crust originally(I like the crust) and that made a shallow but really sweet cake. Then I doubled up on the cheese part as well and it made it much taller(obviously) but somehow less sweet, which I don't understand since the amout of splenda with kept in ratio. But I like the less sweet version better anyway. I have to admit I haven't perfected the baking process of this yet. last time I tried I must have overcooked and the outside turned out really rubbery. But just slice of the very top layer and it's all perfect from there.<text:line-break/><text:line-break/>One thing I didn't add into the nutrition facts was the splenda since I don't really know what they are. On the box it says for a .5g serving the amount of sugar is &lt; .5g. So that could concievably mean that splenda is 99.99 percent sugar. Anyone How calorically dense splenda actually is?<text:line-break/><text:line-break/>Preparation<text:line-break/>MIX crumbs, 3 Tbsp. sugar and butter; press firmly onto bottom of 9-inch springform pan.<text:line-break/><text:line-break/>BEAT cream cheese, 1 cup sugar and vanilla with electric mixer on medium speed until well blended. Add eggs, 1 at a time, mixing on low speed after each addition just until blended. Pour over crust.<text:line-break/><text:line-break/>BAKE at 325Â°F for 55 minutes or until center is almost set if using a silver springform pan. (Or, bake at 300Â°F if using a dark nonstick springform pan.) Loosen cake from side of pan; cool before removing side of pan. Refrigerate 4 hours or overnight. Store leftover cheesecake in refrigerator.</text:p>
      <text:p text:style-name="Standard"/>
      <text:p text:style-name="Standard"/>
      <text:p text:style-name="Standard"/>
      <text:h text:style-name="Heading_20_2" text:outline-level="2" text:is-list-header="true">Ingredients</text:h>
      <text:list text:style-name="L3">
        <text:list-item>
          <text:p text:style-name="P30">20 each vanilla snaps</text:p>
        </text:list-item>
        <text:list-item>
          <text:p text:style-name="P30">1 tablespoon canola oil</text:p>
        </text:list-item>
        <text:list-item>
          <text:p text:style-name="P30">2 1/2 cups low-fat (1%) cottage cheese</text:p>
        </text:list-item>
        <text:list-item>
          <text:p text:style-name="P30">12 ounces reduced-fat cream cheese</text:p>
        </text:list-item>
        <text:list-item>
          <text:p text:style-name="P30">2/3 cup granulated sugar</text:p>
        </text:list-item>
        <text:list-item>
          <text:p text:style-name="P30">1/3 cup packed light brown sugar</text:p>
        </text:list-item>
        <text:list-item>
          <text:p text:style-name="P30">1/4 cup cornstarch</text:p>
        </text:list-item>
        <text:list-item>
          <text:p text:style-name="P30">1 each large egg</text:p>
        </text:list-item>
        <text:list-item>
          <text:p text:style-name="P30">2 each large egg whites</text:p>
        </text:list-item>
        <text:list-item>
          <text:p text:style-name="P30">1 cup nonfat or low-fat plain yogurt</text:p>
        </text:list-item>
        <text:list-item>
          <text:p text:style-name="P30">4 teaspoons freshly grated orange zest</text:p>
        </text:list-item>
        <text:list-item>
          <text:p text:style-name="P30">2 tablespoons orange juice</text:p>
        </text:list-item>
        <text:list-item>
          <text:p text:style-name="P30">1 teaspoon vanilla extract</text:p>
        </text:list-item>
        <text:list-item>
          <text:p text:style-name="P30">2 tablespoons orange marmalade</text:p>
        </text:list-item>
        <text:list-item>
          <text:p text:style-name="P30">2 tablespoons orange liqueur</text:p>
        </text:list-item>
        <text:list-item>
          <text:p text:style-name="P30">1 1/2 teaspoons sugar mixed with 1/4 teaspoon ground cinnamon</text:p>
        </text:list-item>
        <text:list-item>
          <text:p text:style-name="P18">1 Mint sprigs </text:p>
        </text:list-item>
      </text:list>
      <text:h text:style-name="Heading_20_2" text:outline-level="2" text:is-list-header="true">Cooking Instructions</text:h>
      <text:p text:style-name="Text_20_body">Preheat oven to 325° F. Coat a 9-inch springform pan with cooking spray. Put a kettle of water on to boil for the water bath. Wrap the outside of the pan with a double thickness of foil.</text:p>
      <text:p text:style-name="Text_20_body">To prepare crust: Grind vanilla snaps in a food processor. Add oil and process until the crumbs are moistened. Press crumbs evenly into the bottom of the prepared pan.</text:p>
      <text:p text:style-name="Text_20_body">To prepare filling: Puree cottage cheese in a food processor (use a clean workbowl) until smooth, scraping down the sides once or twice. Add cream cheese, granulated sugar (or Splenda), brown sugar and cornstarch. Process until very smooth. Add egg, egg whites, yogurt, orange zest, orange juice and vanilla; process until smooth. Pour over the crust.</text:p>
      <text:p text:style-name="Text_20_body">Place the cheesecake in a shallow roasting pan and pour in enough boiling water to come 1/2 inch up the outside of the springform pan. Bake until the edges are set but the center still jiggles when the pan is tapped, 50 to 60 minutes.</text:p>
      <text:p text:style-name="Text_20_body">Turn off the oven. Spray a knife with cooking spray and run it around the inside edge of the pan. Let the cheesecake stand in the oven, with the door ajar, for 1 hour. Remove the cheesecake from the water bath and remove the foil. Refrigerate, uncovered, until chilled, about 2 hours.</text:p>
      <text:p text:style-name="Text_20_body">To glaze &amp; garnish cheesecake: Shortly before serving, combine marmalade and orange liqueur (or juice) in a small saucepan. Heat over low heat, stirring, until melted and smooth. Place cheesecake on a serving platter and remove pan sides. Brush glaze over the top of the cheesecake. Make a slit in each orange slice, then twist and wrap it into a rosette. Garnish cheesecake with the orange rosettes and mint.</text:p>
      <text:p text:style-name="Standard"/>
      <text:p text:style-name="Standard"/>
      <text:p text:style-name="Standard"/>
      <text:p text:style-name="Standard">Heavenly Cheesecake <text:line-break/>1 8- or 9- baked Cheesecake Crumb Crust <text:line-break/>2 Tbs cornstarch <text:line-break/>1 cup low-fat cottage cheese <text:line-break/>1 tsp vanilla extract <text:line-break/>8 oz tub-style light cream cheese <text:line-break/>1/2 tsp almond extract <text:line-break/>8 oz non-fat cream cheese, room temp. <text:line-break/>1 large egg <text:line-break/>1 1/4 cups Splenda Granular <text:line-break/>3 large egg whites <text:line-break/>2 Tbs all-purpose flour <text:line-break/>1 1/4 cups light sour cream <text:line-break/><text:line-break/>Preheat over to 350 degrees. Wrap 8-inch (or 9-inch) springform pan with crust tightly in heavy-duty foil to make waterproof.<text:line-break/><text:line-break/>Place cottage cheese into a food processor or blender. Puree until completely smooth. Spoon into a large mixing bowl and add nonfat and light cream cheeses. Beat on medium speed, with an electric mixer until creamy. Add the Splenda, flour, cornstarch, and extracts, and beat on low until smooth. Add large egg and then egg whites beating just briefly after each addition to incorporate. Stir in the sour cream with a large spoon. Pour into the prepared crust and smooth top. <text:line-break/><text:line-break/>Place the foil-wrapped pan in a large, deep baking pan and pour boiling water into pan until it reaches halfway up the outside of the cheesecake pan. Bake for 60 minutes or until sides of cake appear firm and center jiggles slightly. (For a 9-inch pan, back 50 - 55 minutes.) Turn off heat, open oven door, and let cheesecake cool in the oven for 30 minutes. Remove from water bath and finish cooling. Refrigerate at least 6 hours before serving.<text:line-break/><text:line-break/>Makes 12 servings. Per serving:<text:line-break/><text:line-break/>Calories 180 Fat 8 grams (saturated 5) <text:line-break/>Carbohydrate 15 grams (sugar 7) Fiber 0 grams <text:line-break/>Protein 11 grams Sodium 350 milligrams <text:line-break/>Diabetic exchange = 1 carbohydrate, 1 1/2 lean meat <text:line-break/><text:line-break/><text:line-break/>Cheesecake Crumb Crust <text:line-break/>3/4 cup graham cracker crumbs (about 12 squares) <text:line-break/>2 Tbs Splenda Granular <text:line-break/>1 Tbs margarine or butter, melted <text:line-break/><text:line-break/>Preheat oven to 350 degrees. Spray an 8- or 9-inch springform pan, as specified in cheesecake recipe, with nonstick cooking spray.<text:line-break/><text:line-break/>If starting with whole graham crackers, place them in a blender or food processor and pulse to make fine crumbs. Place the crumbs in a bowl and add Splenda and melted butter or margarine. Stir to mix. Pour the crumb mixture into the bottom of prepared pan. With your fingers, the back of a spoon, or a sheet of plastic wrap, press down on the crumbs to cover the bottom of the pan. Bake for 5 minutes. Cool. (Be sure the crust is completely cool when using for unbaked cheesecakes.)<text:line-break/><text:line-break/>Variation: Chocolate Crumb Crust. Substitute chocolate graham crackers for the regular grahams. Add 1 teaspoon of cocoa powder along with the Splenda and butter or margarine to the crumbs. <text:line-break/><text:line-break/>MarleneKoch.com<text:line-break/>Unbelievable Desserts with Sple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1" style:font-size-asian="18pt" style:font-weight-asian="bold" style:font-name-complex="Arial1" style:font-size-complex="18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1" style:font-size-asian="12pt" style:font-weight-asian="bold" style:font-name-complex="Arial1"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Arial1" style:font-size-asian="10pt" style:font-weight-asian="bold" style:font-name-complex="Arial1" style:font-size-complex="10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Pamela Mclean</meta:initial-creator>
    <meta:creation-date>2007-05-16T22:00:22</meta:creation-date>
    <dc:creator>Pamela Mclean</dc:creator>
    <dc:date>2007-05-17T23:31:24</dc:date>
    <dc:language>en-US</dc:language>
    <meta:editing-cycles>4</meta:editing-cycles>
    <meta:editing-duration>P1DT1H15M52S</meta:editing-duration>
    <meta:user-defined meta:name="Info 1"/>
    <meta:user-defined meta:name="Info 2"/>
    <meta:user-defined meta:name="Info 3"/>
    <meta:user-defined meta:name="Info 4"/>
    <meta:document-statistic meta:table-count="0" meta:image-count="0" meta:object-count="0" meta:page-count="8" meta:paragraph-count="113" meta:word-count="2613" meta:character-count="14572"/>
  </office:meta>
</office:document-meta>
</file>